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1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November 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6410" calcext:value-type="float">
            <text:p><text:s/>526,410 </text:p>
          </table:table-cell>
          <table:table-cell table:style-name="ce30" office:value-type="float" office:value="2483" calcext:value-type="float">
            <text:p><text:s/>2,483 </text:p>
          </table:table-cell>
          <table:table-cell table:style-name="ce30" office:value-type="float" office:value="27303" calcext:value-type="float">
            <text:p><text:s/>27,3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65268" calcext:value-type="float">
            <text:p><text:s/>465,26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31188" calcext:value-type="float">
            <text:p><text:s/>31,18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19" calcext:value-type="float">
            <text:p><text:s/>1,119 </text:p>
          </table:table-cell>
          <table:table-cell table:style-name="ce30" office:value-type="float" office:value="3818" calcext:value-type="float">
            <text:p><text:s/>3,818 </text:p>
          </table:table-cell>
          <table:table-cell table:style-name="ce30" office:value-type="float" office:value="2651" calcext:value-type="float">
            <text:p><text:s/>2,651 </text:p>
          </table:table-cell>
          <table:table-cell table:style-name="ce30" office:value-type="float" office:value="1167" calcext:value-type="float">
            <text:p><text:s/>1,167 </text:p>
          </table:table-cell>
          <table:table-cell table:style-name="ce30" office:value-type="float" office:value="172" calcext:value-type="float">
            <text:p><text:s/>172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9201" calcext:value-type="float">
            <text:p><text:s/>349,201 </text:p>
          </table:table-cell>
          <table:table-cell table:style-name="ce30" office:value-type="float" office:value="1375" calcext:value-type="float">
            <text:p><text:s/>1,375 </text:p>
          </table:table-cell>
          <table:table-cell table:style-name="ce30" office:value-type="float" office:value="20243" calcext:value-type="float">
            <text:p><text:s/>20,2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00123" calcext:value-type="float">
            <text:p><text:s/>300,12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40" calcext:value-type="float">
            <text:p><text:s/>140 </text:p>
          </table:table-cell>
          <table:table-cell table:style-name="ce30" office:value-type="float" office:value="26861" calcext:value-type="float">
            <text:p><text:s/>26,86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14" calcext:value-type="float">
            <text:p><text:s/>714 </text:p>
          </table:table-cell>
          <table:table-cell table:style-name="ce30" office:value-type="float" office:value="2485" calcext:value-type="float">
            <text:p><text:s/>2,485 </text:p>
          </table:table-cell>
          <table:table-cell table:style-name="ce30" office:value-type="float" office:value="1974" calcext:value-type="float">
            <text:p><text:s/>1,974 </text:p>
          </table:table-cell>
          <table:table-cell table:style-name="ce30" office:value-type="float" office:value="511" calcext:value-type="float">
            <text:p><text:s/>511 </text:p>
          </table:table-cell>
          <table:table-cell table:style-name="ce30" office:value-type="float" office:value="110" calcext:value-type="float">
            <text:p><text:s/>110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7708" calcext:value-type="float">
            <text:p><text:s/>167,708 </text:p>
          </table:table-cell>
          <table:table-cell table:style-name="ce31" office:value-type="float" office:value="550" calcext:value-type="float">
            <text:p><text:s/>55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6595" calcext:value-type="float">
            <text:p><text:s/>146,5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19962" calcext:value-type="float">
            <text:p><text:s/>19,96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66" calcext:value-type="float">
            <text:p><text:s/>366 </text:p>
          </table:table-cell>
          <table:table-cell table:style-name="ce31" office:value-type="float" office:value="1247" calcext:value-type="float">
            <text:p><text:s/>1,247 </text:p>
          </table:table-cell>
          <table:table-cell table:style-name="ce31" office:value-type="float" office:value="1151" calcext:value-type="float">
            <text:p><text:s/>1,151 </text:p>
          </table:table-cell>
          <table:table-cell table:style-name="ce31" office:value-type="float" office:value="96" calcext:value-type="float">
            <text:p><text:s/>96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49" calcext:value-type="float">
            <text:p><text:s/>2,449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788" calcext:value-type="float">
            <text:p><text:s/>30,788 </text:p>
          </table:table-cell>
          <table:table-cell table:style-name="ce31" office:value-type="float" office:value="184" calcext:value-type="float">
            <text:p><text:s/>18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093" calcext:value-type="float">
            <text:p><text:s/>28,0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1" calcext:value-type="float">
            <text:p><text:s/>1,6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0" calcext:value-type="float">
            <text:p><text:s/>180 </text:p>
          </table:table-cell>
          <table:table-cell table:style-name="ce31" office:value-type="float" office:value="314" calcext:value-type="float">
            <text:p><text:s/>314 </text:p>
          </table:table-cell>
          <table:table-cell table:style-name="ce31" office:value-type="float" office:value="310" calcext:value-type="float">
            <text:p><text:s/>310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171" calcext:value-type="float">
            <text:p><text:s/>4,17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5" calcext:value-type="float">
            <text:p><text:s/>2,8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83" calcext:value-type="float">
            <text:p><text:s/>1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94" calcext:value-type="float">
            <text:p><text:s/>1,494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7" calcext:value-type="float">
            <text:p><text:s/>1,1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29" calcext:value-type="float">
            <text:p><text:s/>3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224" calcext:value-type="float">
            <text:p><text:s/>7,22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92" calcext:value-type="float">
            <text:p><text:s/>5,7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2" calcext:value-type="float">
            <text:p><text:s/>2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94" calcext:value-type="float">
            <text:p><text:s/>4,994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94" calcext:value-type="float">
            <text:p><text:s/>4,6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11" calcext:value-type="float">
            <text:p><text:s/>1,71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68" calcext:value-type="float">
            <text:p><text:s/>2,06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64" calcext:value-type="float">
            <text:p><text:s/>2,16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1" calcext:value-type="float">
            <text:p><text:s/>1,70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817" calcext:value-type="float">
            <text:p><text:s/>817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7" calcext:value-type="float">
            <text:p><text:s/>6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0" calcext:value-type="float">
            <text:p><text:s/>1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837" calcext:value-type="float">
            <text:p><text:s/>13,83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63" calcext:value-type="float">
            <text:p><text:s/>86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7" calcext:value-type="float">
            <text:p><text:s/>107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61" calcext:value-type="float">
            <text:p><text:s/>12,961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2" calcext:value-type="float">
            <text:p><text:s/>12,0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2" calcext:value-type="float">
            <text:p><text:s/>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28" calcext:value-type="float">
            <text:p><text:s/>42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54" calcext:value-type="float">
            <text:p><text:s/>2,554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9" calcext:value-type="float">
            <text:p><text:s/>1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23" calcext:value-type="float">
            <text:p><text:s/>17,02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35" calcext:value-type="float">
            <text:p><text:s/>15,8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55" calcext:value-type="float">
            <text:p><text:s/>2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407" calcext:value-type="float">
            <text:p><text:s/>6,407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425" calcext:value-type="float">
            <text:p><text:s/>4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525" calcext:value-type="float">
            <text:p><text:s/>5,5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432" calcext:value-type="float">
            <text:p><text:s/>4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5900" calcext:value-type="float">
            <text:p><text:s/>35,900 </text:p>
          </table:table-cell>
          <table:table-cell table:style-name="ce31" office:value-type="float" office:value="353" calcext:value-type="float">
            <text:p><text:s/>353 </text:p>
          </table:table-cell>
          <table:table-cell table:style-name="ce31" office:value-type="float" office:value="5095" calcext:value-type="float">
            <text:p><text:s/>5,0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719" calcext:value-type="float">
            <text:p><text:s/>28,7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889" calcext:value-type="float">
            <text:p><text:s/>1,8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485" calcext:value-type="float">
            <text:p><text:s/>485 </text:p>
          </table:table-cell>
          <table:table-cell table:style-name="ce31" office:value-type="float" office:value="197" calcext:value-type="float">
            <text:p><text:s/>197 </text:p>
          </table:table-cell>
          <table:table-cell table:style-name="ce31" office:value-type="float" office:value="288" calcext:value-type="float">
            <text:p><text:s/>288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73" calcext:value-type="float">
            <text:p><text:s/>15,773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711" calcext:value-type="float">
            <text:p><text:s/>18,711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47" calcext:value-type="float">
            <text:p><text:s/>14,6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98" calcext:value-type="float">
            <text:p><text:s/>3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number-columns-repeated="2" table:style-name="ce31" office:value-type="float" office:value="57" calcext:value-type="float">
            <text:p><text:s/>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070" calcext:value-type="float">
            <text:p><text:s/>81,070 </text:p>
          </table:table-cell>
          <table:table-cell table:style-name="ce30" office:value-type="float" office:value="461" calcext:value-type="float">
            <text:p><text:s/>461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078" calcext:value-type="float">
            <text:p><text:s/>72,07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2029" calcext:value-type="float">
            <text:p><text:s/>2,0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1" calcext:value-type="float">
            <text:p><text:s/>201 </text:p>
          </table:table-cell>
          <table:table-cell table:style-name="ce30" office:value-type="float" office:value="625" calcext:value-type="float">
            <text:p><text:s/>625 </text:p>
          </table:table-cell>
          <table:table-cell table:style-name="ce30" office:value-type="float" office:value="383" calcext:value-type="float">
            <text:p><text:s/>383 </text:p>
          </table:table-cell>
          <table:table-cell table:style-name="ce30" office:value-type="float" office:value="242" calcext:value-type="float">
            <text:p><text:s/>242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736" calcext:value-type="float">
            <text:p><text:s/>93,736 </text:p>
          </table:table-cell>
          <table:table-cell table:style-name="ce30" office:value-type="float" office:value="647" calcext:value-type="float">
            <text:p><text:s/>64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276" calcext:value-type="float">
            <text:p><text:s/>91,2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2176" calcext:value-type="float">
            <text:p><text:s/>2,1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4" calcext:value-type="float">
            <text:p><text:s/>204 </text:p>
          </table:table-cell>
          <table:table-cell table:style-name="ce30" office:value-type="float" office:value="698" calcext:value-type="float">
            <text:p><text:s/>698 </text:p>
          </table:table-cell>
          <table:table-cell table:style-name="ce30" office:value-type="float" office:value="284" calcext:value-type="float">
            <text:p><text:s/>284 </text:p>
          </table:table-cell>
          <table:table-cell table:style-name="ce30" office:value-type="float" office:value="414" calcext:value-type="float">
            <text:p><text:s/>414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03" calcext:value-type="float">
            <text:p><text:s/>2,4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0" calcext:value-type="float">
            <text:p><text:s/>4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91" calcext:value-type="float">
            <text:p><text:s/>1,79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2" calcext:value-type="float">
            <text:p><text:s/>12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0" calcext:value-type="float">
            <text:p><text:s/>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02" calcext:value-type="float">
            <text:p><text:s/>1,90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4" calcext:value-type="float">
            <text:p><text:s/>1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1" calcext:value-type="float">
            <text:p><text:s/>5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0" calcext:value-type="float">
            <text:p><text:s/>4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1-17T15:12:23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